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telefo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an</text:p>
          </table:table-cell>
          <table:table-cell office:value-type="string" table:style-name="ce1">
            <text:p>Calle de Juan</text:p>
          </table:table-cell>
          <table:table-cell office:value-type="float" office:value="53245" table:style-name="ce1">
            <text:p>53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ge</text:p>
          </table:table-cell>
          <table:table-cell office:value-type="string" table:style-name="ce1">
            <text:p>Calle de Jorge</text:p>
          </table:table-cell>
          <table:table-cell office:value-type="float" office:value="53245" table:style-name="ce1">
            <text:p>53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ime</text:p>
          </table:table-cell>
          <table:table-cell office:value-type="string" table:style-name="ce1">
            <text:p>Calle de Jaime</text:p>
          </table:table-cell>
          <table:table-cell office:value-type="float" office:value="34452" table:style-name="ce1">
            <text:p>34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</text:p>
          </table:table-cell>
          <table:table-cell office:value-type="string" table:style-name="ce1">
            <text:p>Calle de Jose<text:s/></text:p>
          </table:table-cell>
          <table:table-cell office:value-type="float" office:value="45324" table:style-name="ce1">
            <text:p>45324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.Vicente Carratala</meta:initial-creator>
    <dc:creator>J.Vicente Carratala</dc:creator>
    <meta:creation-date>2024-04-09T15:27:03Z</meta:creation-date>
    <dc:date>2024-04-09T15:28:20Z</dc:date>
  </office:meta>
</office:document-meta>
</file>